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style:style style:name="P11" style:family="paragraph" style:parent-style-name="Text_20_body" style:list-style-name="L6">
      <style:paragraph-properties fo:margin-top="0in" fo:margin-bottom="0in" loext:contextual-spacing="false"/>
    </style:style>
    <style:style style:name="P12" style:family="paragraph" style:parent-style-name="Text_20_body" style:list-style-name="L7">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specification</text:h>
      <text:p text:style-name="Text_20_body">Please find the following files in this directory:</text:p>
      <text:h text:style-name="Heading_20_3" text:outline-level="3"><text:bookmark text:name="user-content-garbagepy"/><text:span text:style-name="Source_20_Text">garbage.py</text:span></text:h>
      <text:p text:style-name="Text_20_body">This is the file containing a regular garbage's business logic.</text:p>
      <text:h text:style-name="Heading_20_5" text:outline-level="5"><text:bookmark text:name="user-content-attributes"/>Attributes</text:h>
      <text:list xml:id="list6224091532360655106" text:style-name="L1">
        <text:list-item>
          <text:p text:style-name="P1">name: a string, stroring some custom name of the exact garbage object </text:p>
        </text:list-item>
      </text:list>
      <text:h text:style-name="Heading_20_3" text:outline-level="3"><text:bookmark text:name="user-content-paper_garbagepy"/><text:span text:style-name="Source_20_Text">paper_garbage.py</text:span></text:h>
      <text:p text:style-name="Text_20_body">This is the file containing the business logic of a garbage made of paper. PaperGarbage class inherits the logic of the Garbage class.</text:p>
      <text:h text:style-name="Heading_20_5" text:outline-level="5"><text:bookmark text:name="user-content-attributes-1"/>Attributes</text:h>
      <text:list xml:id="list2776232907171412402" text:style-name="L2">
        <text:list-item>
          <text:p text:style-name="P9">name: a string, stroring the name of the garbage (should be inherited from the Garbage) </text:p>
        </text:list-item>
        <text:list-item>
          <text:p text:style-name="P2">is_squeezed: a Boolean, storing if the garbage is squeezed (True) or not (False) </text:p>
        </text:list-item>
      </text:list>
      <text:h text:style-name="Heading_20_5" text:outline-level="5"><text:bookmark text:name="user-content-instance-methods"/>Instance methods</text:h>
      <text:h text:style-name="Heading_20_6" text:outline-level="6"><text:bookmark text:name="user-content-squeeze"/><text:span text:style-name="Source_20_Text">squeeze()</text:span></text:h>
      <text:list xml:id="list5233401416056107820" text:style-name="L3">
        <text:list-item>
          <text:p text:style-name="P3">when called, it sets the object's is_squeezed attribute to True </text:p>
        </text:list-item>
      </text:list>
      <text:h text:style-name="Heading_20_3" text:outline-level="3"><text:bookmark text:name="user-content-plastic_garbagepy"/><text:span text:style-name="Source_20_Text">plastic_garbage.py</text:span></text:h>
      <text:p text:style-name="Text_20_body">This is the file containing the business logic of a garbage made of plastic. PlasticGarbage class inherits the logic of the Garbage class.</text:p>
      <text:h text:style-name="Heading_20_5" text:outline-level="5"><text:bookmark text:name="user-content-attributes-2"/>Attributes</text:h>
      <text:list xml:id="list2289190041500975083" text:style-name="L4">
        <text:list-item>
          <text:p text:style-name="P10">name: a string, stroring the name of the garbage (should be inherited from the Garbage) </text:p>
        </text:list-item>
        <text:list-item>
          <text:p text:style-name="P4">is_clean: a Boolean, storing if the garbage is clean (True) or not (False) </text:p>
        </text:list-item>
      </text:list>
      <text:h text:style-name="Heading_20_5" text:outline-level="5"><text:bookmark text:name="user-content-instance-methods-1"/>Instance methods</text:h>
      <text:h text:style-name="Heading_20_6" text:outline-level="6"><text:bookmark text:name="user-content-clean"/><text:span text:style-name="Source_20_Text">clean()</text:span></text:h>
      <text:list xml:id="list4803504168533660064" text:style-name="L5">
        <text:list-item>
          <text:p text:style-name="P5">when called, it sets the object's is_clean attribute to True </text:p>
        </text:list-item>
      </text:list>
      <text:h text:style-name="Heading_20_3" text:outline-level="3"><text:bookmark text:name="user-content-dustbin_content_errorpy"/><text:span text:style-name="Source_20_Text">dustbin_content_error.py</text:span></text:h>
      <text:p text:style-name="Text_20_body">This file contains a custom exception, called DustbinContentError, which is raised by the Dustbin in some error cases (see below). It's already implemented, so you don't have to touch this file at all.</text:p>
      <text:h text:style-name="Heading_20_3" text:outline-level="3"><text:bookmark text:name="user-content-dustbinpy"/><text:span text:style-name="Source_20_Text">dustbin.py</text:span></text:h>
      <text:p text:style-name="Text_20_body">This file should contain all the logic, what our automated dustbin can do.</text:p>
      <text:h text:style-name="Heading_20_5" text:outline-level="5"><text:bookmark text:name="user-content-attributes-3"/>Attributes</text:h>
      <text:list xml:id="list2763455217704847341" text:style-name="L6">
        <text:list-item>
          <text:p text:style-name="P11">color: a string, storing the dustbin's color </text:p>
        </text:list-item>
        <text:list-item>
          <text:p text:style-name="P11">paper_content: a list, storing PaperGarbage instances </text:p>
        </text:list-item>
        <text:list-item>
          <text:p text:style-name="P11"><text:soft-page-break/>plastic_content: a list, storing PlasticGarbage instances </text:p>
        </text:list-item>
        <text:list-item>
          <text:p text:style-name="P6">house_waste_content: a list, storing Garbage instances </text:p>
        </text:list-item>
      </text:list>
      <text:h text:style-name="Heading_20_5" text:outline-level="5"><text:bookmark text:name="user-content-intance-methods"/>Intance methods</text:h>
      <text:h text:style-name="Heading_20_6" text:outline-level="6"><text:bookmark text:name="user-content-throw_out_garbagegarbage"/><text:span text:style-name="Source_20_Text">throw_out_garbage(garbage)</text:span></text:h>
      <text:list xml:id="list6095111457921459096" text:style-name="L7">
        <text:list-item>
          <text:p text:style-name="P12">Receives an argument. </text:p>
        </text:list-item>
        <text:list-item>
          <text:p text:style-name="P12">If the argument is an instance of the PlasticGarbage class, and it's clean, then it puts that into the plastic_content list. If the PlasticGarbage instance is not clean, it raises a DustbinContentError exception. </text:p>
        </text:list-item>
        <text:list-item>
          <text:p text:style-name="P12">If the argument is an intance of the PaperGarbage class, and it's squeezed, then it puts that into the paper_content list. If the PaperGarbage instance is not squeezed, it raises a DustbinContentError exception. </text:p>
        </text:list-item>
        <text:list-item>
          <text:p text:style-name="P12">if the argument is an instance of the Garbage class (but not a PaperGarbage or a PlasticGarbage), then it puts that into the house_waste_content list </text:p>
        </text:list-item>
        <text:list-item>
          <text:p text:style-name="P7">if the argument is not an instance of the classes above, it raises a DustbinContentError exception. </text:p>
        </text:list-item>
      </text:list>
      <text:h text:style-name="Heading_20_6" text:outline-level="6"><text:bookmark text:name="user-content-empty_contents"/><text:span text:style-name="Source_20_Text">empty_contents()</text:span></text:h>
      <text:list xml:id="list7388267234207929737" text:style-name="L8">
        <text:list-item>
          <text:p text:style-name="P8">If it's called, plastic_content, paper_content and house_waste_content lists get emptied </text:p>
        </text:list-item>
      </text:list>
      <text:h text:style-name="Heading_20_3" text:outline-level="3"><text:bookmark text:name="user-content-testpy"/><text:span text:style-name="Source_20_Text">test.py</text:span></text:h>
      <text:p text:style-name="Text_20_body">This file contains test cases for the specification above. You mustn't touch it, but it worth checking it, as it can help understand the specification above. You're ready with your assignment when all the tests run with success. You can run them with the usual command <text:span text:style-name="Source_20_Text">python test.p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19:11:43.786327513</meta:creation-date>
    <dc:date>2016-12-11T19:13:14.876357724</dc:date>
    <meta:editing-duration>PT1M33S</meta:editing-duration>
    <meta:editing-cycles>1</meta:editing-cycles>
    <meta:document-statistic meta:table-count="0" meta:image-count="0" meta:object-count="0" meta:page-count="2" meta:paragraph-count="42" meta:word-count="430" meta:character-count="2732" meta:non-whitespace-character-count="2344"/>
    <meta:generator>LibreOffice/5.1.4.2$Linux_X86_64 LibreOffice_project/10m0$Build-2</meta:generator>
  </office:meta>
</office:document-meta>
</file>